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4cm" svg:x="14cm" svg:y="8.5cm">
          <text:p text:style-name="P1">Регистрация</text:p>
          <text:p text:style-name="P1">почтовых ящиков</text:p>
          <text:p text:style-name="P1">Yandex</text:p>
          <text:p text:style-name="P1">Zmail</text:p>
          <text:p text:style-name="P1">Ma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4cm" svg:x="2cm" svg:y="2.5cm">
          <text:p text:style-name="P1">Добавление</text:p>
          <text:p text:style-name="P1">addurl</text:p>
          <text:p text:style-name="P1">Yandex</text:p>
          <text:p text:style-name="P1">Goog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4cm" svg:x="8cm" svg:y="8.5cm">
          <text:p text:style-name="P1">Регистрация</text:p>
          <text:p text:style-name="P1">В соцзакладках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4cm" svg:x="2cm" svg:y="8.5cm">
          <text:p text:style-name="P1">Внесение в соц.</text:p>
          <text:p text:style-name="P1">Закладки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10.5cm" svg:x2="8cm" svg:y2="10.5cm">
          <text:p/>
        </draw:line>
        <draw:line draw:style-name="gr2" draw:text-style-name="P1" draw:layer="layout" svg:x1="13cm" svg:y1="10.5cm" svg:x2="14cm" svg:y2="10.5cm">
          <text:p/>
        </draw:line>
        <draw:custom-shape draw:style-name="gr1" draw:text-style-name="P1" draw:layer="layout" svg:width="5cm" svg:height="4cm" svg:x="14cm" svg:y="2.5cm">
          <text:p text:style-name="P1">Определение</text:p>
          <text:p text:style-name="P1">Текста через</text:p>
          <text:p text:style-name="P1">антигейт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4.5cm" svg:x2="14cm" svg:y2="4.5cm">
          <text:p/>
        </draw:line>
        <draw:line draw:style-name="gr2" draw:text-style-name="P1" draw:layer="layout" svg:x1="11.5cm" svg:y1="8.5cm" svg:x2="14cm" svg:y2="6cm">
          <text:p/>
        </draw:line>
        <draw:line draw:style-name="gr2" draw:text-style-name="P1" draw:layer="layout" svg:x1="16.5cm" svg:y1="8.5cm" svg:x2="16.5cm" svg:y2="6.5cm">
          <text:p/>
        </draw:line>
        <draw:custom-shape draw:style-name="gr1" draw:text-style-name="P1" draw:layer="layout" svg:width="5cm" svg:height="4cm" svg:x="8cm" svg:y="14cm">
          <text:p text:style-name="P1">Проверка</text:p>
          <text:p text:style-name="P1">Почты на урл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2.5cm" svg:x2="10.5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9T16:03:22.98</meta:creation-date>
    <dc:date>2010-01-19T16:11:34.31</dc:date>
    <meta:editing-duration>PT00H08M21S</meta:editing-duration>
    <meta:editing-cycles>1</meta:editing-cycles>
    <meta:document-statistic meta:object-count="12"/>
    <meta:generator>OpenOffice.org/3.1$Win32 OpenOffice.org_project/310m19$Build-9420</meta:generator>
  </office:meta>
</office:document-meta>
</file>